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03cm" fo:min-width="4.707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3.056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3.564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4.576cm" fo:min-width="4.326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6.735cm" fo:min-width="0cm" loext:decorative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4.195cm" fo:min-width="1.151cm" loext:decorative="false"/>
    </style:style>
    <style:style style:name="gr8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5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0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3.6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835cm" fo:min-width="0.188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4.58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6.989cm" fo:min-width="0.643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3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036cm" fo:min-width="2.548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4.32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6cm" fo:min-width="4.58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4.322cm" fo:min-width="1.659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3.56cm" fo:min-width="5.596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5.973cm" fo:min-width="6.104cm" loext:decorative="false"/>
    </style:style>
    <style:style style:name="gr25" style:family="graphic" style:parent-style-name="objectwithoutfill">
      <style:graphic-properties draw:marker-end="Arrowheads_20_1" draw:marker-end-width="0.3cm" draw:fill="solid" draw:textarea-vertical-align="middle" loext:decorative="false"/>
    </style:style>
    <style:style style:name="gr26" style:family="graphic" style:parent-style-name="objectwithoutfill">
      <style:graphic-properties draw:marker-end="Arrowheads_20_2" draw:marker-end-width="0.3cm" draw:fill="solid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25cm" loext:decorative="false"/>
      <style:paragraph-properties style:writing-mode="lr-tb"/>
    </style:style>
    <style:style style:name="gr29" style:family="graphic" style:parent-style-name="standard">
      <style:graphic-properties draw:textarea-horizontal-align="center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57cm" loext:decorative="false"/>
      <style:paragraph-properties style:writing-mode="lr-tb"/>
    </style:style>
    <style:style style:name="gr31" style:family="graphic" style:parent-style-name="objectwithoutfill">
      <style:graphic-properties draw:marker-end="Arrowheads_20_3" draw:marker-end-width="0.3cm" draw:fill="solid" draw:textarea-vertical-align="middle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2.671cm" fo:min-width="5.977cm" loext:decorative="false"/>
    </style:style>
    <style:style style:name="gr33" style:family="graphic" style:parent-style-name="objectwithoutfill">
      <style:graphic-properties draw:marker-end="Arrowheads_20_4" draw:marker-end-width="0.3cm" draw:fill="solid" draw:textarea-vertical-align="middle" loext:decorative="false"/>
    </style:style>
    <style:style style:name="gr34" style:family="graphic" style:parent-style-name="objectwithoutfill">
      <style:graphic-properties draw:marker-end="Arrowheads_20_5" draw:marker-end-width="0.3cm" draw:fill="solid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82cm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4.449cm" fo:min-width="6.485cm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4.322cm" fo:min-width="8.644cm" loext:decorative="false"/>
    </style:style>
    <style:style style:name="gr38" style:family="graphic" style:parent-style-name="objectwithoutfill">
      <style:graphic-properties draw:marker-end="Arrowheads_20_6" draw:marker-end-width="0.3cm" draw:fill="solid" draw:textarea-vertical-align="middle" loext:decorative="false"/>
    </style:style>
    <style:style style:name="gr39" style:family="graphic" style:parent-style-name="objectwithoutfill">
      <style:graphic-properties draw:marker-end="Arrowheads_20_7" draw:marker-end-width="0.3cm" draw:fill="solid" draw:textarea-vertical-align="middle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99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8.259cm" fo:min-width="0cm" loext:decorative="false"/>
    </style:style>
    <style:style style:name="gr43" style:family="graphic" style:parent-style-name="objectwithoutfill">
      <style:graphic-properties draw:marker-end="Arrowheads_20_8" draw:marker-end-width="0.3cm" draw:fill="solid" draw:textarea-vertical-align="middle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cm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6.227cm" fo:min-width="1.134cm" loext:decorative="false"/>
    </style:style>
    <style:style style:name="gr46" style:family="graphic" style:parent-style-name="objectwithoutfill">
      <style:graphic-properties draw:marker-end="Arrowheads_20_9" draw:marker-end-width="0.3cm" draw:fill="solid" draw:textarea-vertical-align="middle" loext:decorative="false"/>
    </style:style>
    <style:style style:name="gr47" style:family="graphic" style:parent-style-name="objectwithoutfill">
      <style:graphic-properties draw:marker-end="Arrowheads_20_10" draw:marker-end-width="0.3cm" draw:fill="solid" draw:textarea-vertical-align="middle" loext:decorative="false"/>
    </style:style>
    <style:style style:name="gr48" style:family="graphic" style:parent-style-name="standard">
      <style:graphic-properties draw:textarea-horizontal-align="justify" draw:textarea-vertical-align="middle" draw:auto-grow-height="false" fo:min-height="5.338cm" fo:min-width="2.929cm" loext:decorative="false"/>
    </style:style>
    <style:style style:name="gr49" style:family="graphic" style:parent-style-name="objectwithoutfill">
      <style:graphic-properties draw:marker-end="Arrowheads_20_11" draw:marker-end-width="0.3cm" draw:fill="solid" draw:textarea-vertical-align="middle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3cm" fo:min-width="0cm" loext:decorative="false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3.342cm" fo:min-width="2.105cm" loext:decorative="false"/>
    </style:style>
    <style:style style:name="gr52" style:family="graphic" style:parent-style-name="objectwithoutfill">
      <style:graphic-properties draw:marker-end="Arrowheads_20_13" draw:marker-end-width="0.3cm" draw:fill="solid" draw:textarea-vertical-align="middle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87cm" fo:min-width="0cm" loext:decorative="false"/>
      <style:paragraph-properties style:writing-mode="lr-tb"/>
    </style:style>
    <style:style style:name="gr54" style:family="graphic" style:parent-style-name="objectwithoutfill">
      <style:graphic-properties draw:marker-end="Arrowheads_20_14" draw:marker-end-width="0.3cm" draw:fill="solid" draw:textarea-vertical-align="middle" loext:decorative="false"/>
    </style:style>
    <style:style style:name="gr55" style:family="graphic" style:parent-style-name="objectwithoutfill">
      <style:graphic-properties draw:marker-end="Arrowheads_20_15" draw:marker-end-width="0.3cm" draw:fill="solid" draw:textarea-vertical-align="middle" loext:decorative="false"/>
    </style:style>
    <style:style style:name="gr56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57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58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51cm" loext:decorative="false"/>
      <style:paragraph-properties style:writing-mode="lr-tb"/>
    </style:style>
    <style:style style:name="gr60" style:family="graphic" style:parent-style-name="objectwithoutfill">
      <style:graphic-properties draw:marker-end="Arrowheads_20_20" draw:marker-end-width="0.3cm" draw:fill="solid" draw:textarea-vertical-align="middle" loext:decorative="false"/>
    </style:style>
    <style:style style:name="gr61" style:family="graphic" style:parent-style-name="objectwithoutfill">
      <style:graphic-properties draw:marker-end="Arrowheads_20_21" draw:marker-end-width="0.3cm" draw:fill="solid" draw:textarea-vertical-align="middle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23cm" loext:decorative="false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15.752cm" fo:min-width="7.628cm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03cm" fo:min-width="0cm" loext:decorative="false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2.671cm" fo:min-width="3.691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25cm" loext:decorative="false"/>
      <style:paragraph-properties style:writing-mode="lr-tb"/>
    </style:style>
    <style:style style:name="gr67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68" style:family="graphic" style:parent-style-name="objectwithoutfill">
      <style:graphic-properties draw:marker-end="Arrowheads_20_24" draw:marker-end-width="0.3cm" draw:fill="solid" draw:textarea-vertical-align="middle" loext:decorative="fals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 loext:decorative="false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3.702cm" fo:min-width="1.027cm" loext:decorative="false"/>
    </style:style>
    <style:style style:name="gr7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 loext:decorative="fals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2cm" fo:min-width="0cm" loext:decorative="false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3.56cm" fo:min-width="4.453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 loext:decorative="false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2.175cm" fo:min-width="0.938cm" loext:decorative="false"/>
    </style:style>
    <style:style style:name="gr79" style:family="graphic" style:parent-style-name="standard">
      <style:graphic-properties draw:textarea-horizontal-align="justify" draw:textarea-vertical-align="middle" draw:auto-grow-height="false" fo:min-height="5.084cm" fo:min-width="1.278cm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81" style:family="graphic" style:parent-style-name="standard">
      <style:graphic-properties draw:textarea-horizontal-align="justify" draw:textarea-vertical-align="middle" draw:auto-grow-height="false" fo:min-height="3.253cm" fo:min-width="0.20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207cm" svg:height="4.953cm" svg:x="8.112cm" svg:y="19.6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556cm" svg:height="3.302cm" svg:x="14.97cm" svg:y="13.9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064cm" svg:height="3.175cm" svg:x="8.62cm" svg:y="3.6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4.826cm" svg:height="4.826cm" svg:x="6.715cm" svg:y="10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0.381cm" svg:height="6.985cm" svg:x="1.508cm" svg:y="2.016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9.128cm" svg:y1="10.906cm" svg:x2="10.652cm" svg:y2="6.842cm" draw:start-shape="id1" draw:end-shape="id2" draw:end-glue-point="2" svg:d="M9128 10906v-2032h1524v-2032" svg:viewBox="0 0 1525 4065">
          <text:p/>
        </draw:connector>
        <draw:connector draw:style-name="gr6" draw:text-style-name="P2" draw:layer="layout" svg:x1="14.97cm" svg:y1="15.605cm" svg:x2="12.684cm" svg:y2="5.254cm" draw:start-shape="id3" draw:start-glue-point="3" draw:end-shape="id2" svg:d="M14970 15605h-1143v-10351h-1143" svg:viewBox="0 0 2287 10352">
          <text:p/>
        </draw:connector>
        <draw:custom-shape draw:style-name="gr7" draw:text-style-name="P1" xml:id="id4" draw:id="id4" draw:layer="layout" svg:width="1.651cm" svg:height="4.445cm" svg:x="16.621cm" svg:y="2.143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line-skew="1.143cm" svg:x1="11.541cm" svg:y1="13.319cm" svg:x2="16.621cm" svg:y2="4.365cm" draw:start-shape="id1" draw:start-glue-point="1" draw:end-shape="id4" draw:end-glue-point="3" svg:d="M11541 13319h3683v-8954h1397" svg:viewBox="0 0 5081 8955">
          <text:p/>
        </draw:connector>
        <draw:connector draw:style-name="gr6" draw:text-style-name="P2" draw:layer="layout" svg:x1="13.319cm" svg:y1="22.145cm" svg:x2="16.748cm" svg:y2="17.256cm" draw:start-shape="id5" draw:start-glue-point="1" draw:end-shape="id3" draw:end-glue-point="2" svg:d="M13319 22145h3429v-4889" svg:viewBox="0 0 3430 4890">
          <text:p/>
        </draw:connector>
        <draw:connector draw:style-name="gr8" draw:text-style-name="P2" draw:layer="layout" svg:x1="1.889cm" svg:y1="5.508cm" svg:x2="8.62cm" svg:y2="5.254cm" draw:start-shape="id6" draw:end-shape="id2" draw:end-glue-point="3" svg:d="M1889 5508h3365v-254h3366" svg:viewBox="0 0 6732 255">
          <text:p/>
        </draw:connector>
        <draw:frame draw:style-name="gr9" draw:text-style-name="P3" draw:layer="layout" svg:width="2.653cm" svg:height="1.673cm" svg:x="15.986cm" svg:y="7.096cm">
          <draw:text-box>
            <text:p>4000w </text:p>
            <text:p>Inverter</text:p>
          </draw:text-box>
        </draw:frame>
        <draw:frame draw:style-name="gr10" draw:text-style-name="P3" draw:layer="layout" svg:width="7.309cm" svg:height="1.673cm" svg:x="7.822cm" svg:y="1.508cm">
          <draw:text-box draw:corner-radius="0.127cm">
            <text:p>FM80 Charge Controller</text:p>
            <text:p>MPPT</text:p>
          </draw:text-box>
        </draw:frame>
        <draw:frame draw:style-name="gr11" draw:text-style-name="P3" draw:layer="layout" svg:width="4.1cm" svg:height="2.384cm" svg:x="2.27cm" svg:y="1.381cm">
          <draw:text-box>
            <text:p>Solar Panels</text:p>
            <text:p>120VDC</text:p>
            <text:p>Array</text:p>
          </draw:text-box>
        </draw:frame>
        <draw:custom-shape draw:style-name="gr12" draw:text-style-name="P1" xml:id="id7" draw:id="id7" draw:layer="layout" svg:width="0.762cm" svg:height="2.159cm" svg:x="19.161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5.087cm" svg:height="1.27cm" svg:x="19.034cm" svg:y="1.889cm">
          <draw:text-box>
            <text:p>AC power meter</text:p>
          </draw:text-box>
        </draw:frame>
        <draw:connector draw:style-name="gr8" draw:text-style-name="P2" draw:layer="layout" svg:x1="18.145cm" svg:y1="4.353cm" svg:x2="19.161cm" svg:y2="4.492cm" draw:end-shape="id7" draw:end-glue-point="3" svg:d="M18145 4353h258v139h758" svg:viewBox="0 0 1017 140">
          <text:p/>
        </draw:connector>
        <draw:frame draw:style-name="gr14" draw:text-style-name="P3" draw:layer="layout" svg:width="4.395cm" svg:height="3.806cm" svg:x="15.732cm" svg:y="9.767cm">
          <draw:text-box draw:corner-radius="0.127cm">
            <text:p>MODBUS</text:p>
            <text:p>CANBUS</text:p>
            <text:p>FM80 BUS</text:p>
            <text:p>PIC18Q84 Controller</text:p>
          </draw:text-box>
        </draw:frame>
        <draw:frame draw:style-name="gr14" draw:text-style-name="P3" draw:layer="layout" svg:width="7.239cm" svg:height="3.806cm" svg:x="7.096cm" svg:y="25.511cm">
          <draw:text-box draw:corner-radius="0.375cm">
            <text:p>System Controller</text:p>
            <text:p>Voltage, Current, Power</text:p>
            <text:p>Status, Display, I/O</text:p>
            <text:p>PIC18K42</text:p>
          </draw:text-box>
        </draw:frame>
        <draw:custom-shape draw:style-name="gr15" draw:text-style-name="P1" xml:id="id8" draw:id="id8" draw:layer="layout" svg:width="1.143cm" svg:height="7.239cm" svg:x="2.524cm" svg:y="17.764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3.667cm" svg:y1="21.383cm" svg:x2="8.112cm" svg:y2="22.145cm" draw:start-shape="id8" draw:start-glue-point="1" draw:end-shape="id5" draw:end-glue-point="3" svg:d="M3667 21383h2222v762h2223" svg:viewBox="0 0 4446 763">
          <text:p/>
        </draw:connector>
        <draw:frame draw:style-name="gr16" draw:text-style-name="P3" draw:layer="layout" svg:width="4.875cm" svg:height="2.384cm" svg:x="1.508cm" svg:y="25.892cm">
          <draw:text-box>
            <text:p>Analog, Digital</text:p>
            <text:p>I/O monitor and</text:p>
            <text:p>Control lines</text:p>
          </draw:text-box>
        </draw:frame>
        <draw:frame draw:style-name="gr17" draw:text-style-name="P3" draw:layer="layout" svg:width="4.735cm" svg:height="1.673cm" svg:x="1.73cm" svg:y="12.408cm">
          <draw:text-box>
            <text:p>24VDC Battery</text:p>
            <text:p>Bank 5120Wh</text:p>
          </draw:text-box>
        </draw:frame>
        <draw:frame draw:style-name="gr18" draw:text-style-name="P3" draw:layer="layout" svg:width="2.441cm" svg:height="0.962cm" svg:x="17.002cm" svg:y="18.907cm">
          <draw:text-box draw:corner-radius="0.381cm">
            <text:p>RS485</text:p>
          </draw:text-box>
        </draw:frame>
        <draw:custom-shape draw:style-name="gr19" draw:text-style-name="P1" xml:id="id9" draw:id="id9" draw:layer="layout" svg:width="3.048cm" svg:height="2.286cm" svg:x="15.585cm" svg:y="25.803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.585cm" svg:y1="26.946cm" svg:x2="13.319cm" svg:y2="22.145cm" draw:start-shape="id9" draw:start-glue-point="3" draw:end-shape="id5" draw:end-glue-point="1" svg:d="M15585 26946h-1133v-4801h-1133" svg:viewBox="0 0 2267 4802">
          <text:p/>
        </draw:connector>
        <draw:frame draw:style-name="gr20" draw:text-style-name="P3" draw:layer="layout" svg:width="4.826cm" svg:height="1.343cm" svg:x="14.716cm" svg:y="22.463cm">
          <draw:text-box>
            <text:p>RS232</text:p>
          </draw:text-box>
        </draw:frame>
        <draw:frame draw:style-name="gr21" draw:text-style-name="P3" draw:layer="layout" svg:width="5.08cm" svg:height="2.056cm" svg:x="14.589cm" svg:y="23.606cm">
          <draw:text-box>
            <text:p>Remote Control</text:p>
            <text:p>MQTT</text:p>
          </draw:text-box>
        </draw:frame>
        <draw:connector draw:style-name="gr8" draw:text-style-name="P2" draw:layer="controls" svg:x1="1.889cm" svg:y1="5.434cm" svg:x2="8.62cm" svg:y2="5.18cm" svg:d="M1889 5434h3365v-254h3366" svg:viewBox="0 0 6732 255">
          <text:p/>
        </draw:connector>
        <draw:custom-shape draw:style-name="gr22" draw:text-style-name="P1" draw:layer="layout" svg:width="2.159cm" svg:height="4.572cm" svg:x="1.508cm" svg:y="34.5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0.381cm" svg:height="6.985cm" svg:x="1.508cm" svg:y="2.0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xml:id="id10" draw:id="id10" draw:layer="layout" svg:width="6.096cm" svg:height="3.81cm" svg:x="5.572cm" svg:y="34.2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604cm" svg:height="6.223cm" svg:x="15.478cm" svg:y="33.512cm">
          <text:p/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3.667cm" svg:y1="36.052cm" svg:x2="5.572cm" svg:y2="36.052cm">
          <text:p/>
        </draw:line>
        <draw:line draw:style-name="gr26" draw:text-style-name="P2" draw:layer="layout" svg:x1="11.668cm" svg:y1="35.925cm" svg:x2="15.478cm" svg:y2="35.925cm">
          <text:p/>
        </draw:line>
        <draw:frame draw:style-name="gr27" draw:text-style-name="P3" draw:layer="controls" svg:width="5.207cm" svg:height="2.159cm" svg:x="1.889cm" svg:y="29.448cm">
          <draw:text-box draw:corner-radius="0.127cm">
            <text:p>Power Supply</text:p>
            <text:p>48VDC</text:p>
          </draw:text-box>
        </draw:frame>
        <draw:frame draw:style-name="gr28" draw:text-style-name="P3" draw:layer="controls" svg:width="5.925cm" svg:height="1.673cm" svg:x="6.334cm" svg:y="38.846cm">
          <draw:text-box>
            <text:p>Charge Controller</text:p>
            <text:p>Renogy MPPT 20A</text:p>
          </draw:text-box>
        </draw:frame>
        <draw:connector draw:style-name="gr29" draw:text-style-name="P1" draw:layer="layout" svg:x1="8.62cm" svg:y1="34.274cm" svg:x2="14.846cm" svg:y2="26.997cm" draw:start-shape="id10" draw:start-glue-point="0" svg:d="M8620 34274v-3889h6226v-3388" svg:viewBox="0 0 6227 7278">
          <text:p/>
        </draw:connector>
        <draw:frame draw:style-name="gr30" draw:text-style-name="P3" draw:layer="controls" svg:width="6.357cm" svg:height="1.673cm" svg:x="16.748cm" svg:y="31.734cm">
          <draw:text-box>
            <text:p>24VDC Battery Bank</text:p>
            <text:p>2560Wh</text:p>
          </draw:text-box>
        </draw:frame>
        <draw:connector draw:style-name="gr29" draw:text-style-name="P1" draw:layer="layout" draw:line-skew="0.731cm" svg:x1="26.781cm" svg:y1="29.067cm" svg:x2="3.871cm" svg:y2="32.338cm" draw:start-shape="id11" draw:start-glue-point="2" svg:d="M26781 29067h-11049v3271h-11861" svg:viewBox="0 0 22911 3272">
          <text:p/>
        </draw:connector>
        <draw:line draw:style-name="gr31" draw:text-style-name="P2" draw:layer="layout" svg:x1="3.921cm" svg:y1="32.369cm" svg:x2="3.032cm" svg:y2="34.655cm">
          <text:p/>
        </draw:line>
        <draw:custom-shape draw:style-name="gr32" draw:text-style-name="P1" draw:layer="controls" svg:width="6.477cm" svg:height="2.921cm" svg:x="21.447cm" svg:y="3.54cm">
          <text:p/>
          <draw:enhanced-geometry svg:viewBox="0 0 21600 21600" draw:type="rectangle" draw:enhanced-path="M 0 0 L 21600 0 21600 21600 0 21600 0 0 Z N"/>
        </draw:custom-shape>
        <draw:line draw:style-name="gr33" draw:text-style-name="P2" draw:layer="controls" svg:x1="19.796cm" svg:y1="4.81cm" svg:x2="21.574cm" svg:y2="4.81cm">
          <text:p/>
        </draw:line>
        <draw:line draw:style-name="gr34" draw:text-style-name="P2" xml:id="id11" draw:id="id11" draw:layer="layout" svg:x1="26.781cm" svg:y1="6.575cm" svg:x2="26.781cm" svg:y2="29.067cm">
          <text:p/>
        </draw:line>
        <draw:frame draw:style-name="gr35" draw:text-style-name="P3" draw:layer="controls" svg:width="5.239cm" svg:height="1.673cm" svg:x="22.717cm" svg:y="4.429cm">
          <draw:text-box>
            <text:p>AC Panel</text:p>
            <text:p>Off-Grid 120VAC</text:p>
          </draw:text-box>
        </draw:frame>
        <draw:custom-shape draw:style-name="gr36" draw:text-style-name="P1" draw:layer="layout" svg:width="6.985cm" svg:height="4.699cm" svg:x="26.019cm" svg:y="34.14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9.144cm" svg:height="4.572cm" svg:x="14.462cm" svg:y="43.545cm">
          <text:p/>
          <draw:enhanced-geometry svg:viewBox="0 0 21600 21600" draw:type="rectangle" draw:enhanced-path="M 0 0 L 21600 0 21600 21600 0 21600 0 0 Z N"/>
        </draw:custom-shape>
        <draw:line draw:style-name="gr38" draw:text-style-name="P2" draw:layer="layout" svg:x1="22.082cm" svg:y1="35.798cm" svg:x2="26.019cm" svg:y2="35.798cm">
          <text:p/>
        </draw:line>
        <draw:line draw:style-name="gr39" draw:text-style-name="P2" draw:layer="layout" svg:x1="18.018cm" svg:y1="39.722cm" svg:x2="18.018cm" svg:y2="43.545cm">
          <text:p/>
        </draw:line>
        <draw:frame draw:style-name="gr40" draw:text-style-name="P3" draw:layer="controls" svg:width="4.299cm" svg:height="1.673cm" svg:x="27.162cm" svg:y="35.29cm">
          <draw:text-box>
            <text:p>600W off-grid</text:p>
            <text:p>Inverter</text:p>
          </draw:text-box>
        </draw:frame>
        <draw:frame draw:style-name="gr41" draw:text-style-name="P3" draw:layer="controls" svg:width="6.077cm" svg:height="0.962cm" svg:x="15.351cm" svg:y="44.815cm">
          <draw:text-box>
            <text:p>1000W GTI Inverter</text:p>
          </draw:text-box>
        </draw:frame>
        <draw:custom-shape draw:style-name="gr37" draw:text-style-name="P1" xml:id="id15" draw:id="id15" draw:layer="layout" svg:width="9.144cm" svg:height="4.572cm" svg:x="14.589cm" svg:y="50.276cm">
          <text:p/>
          <draw:enhanced-geometry svg:viewBox="0 0 21600 21600" draw:type="rectangle" draw:enhanced-path="M 0 0 L 21600 0 21600 21600 0 21600 0 0 Z N"/>
        </draw:custom-shape>
        <draw:frame draw:style-name="gr41" draw:text-style-name="P3" draw:layer="controls" svg:width="6.077cm" svg:height="0.962cm" svg:x="15.478cm" svg:y="51.673cm">
          <draw:text-box>
            <text:p>1000W GTI Inverter</text:p>
          </draw:text-box>
        </draw:frame>
        <draw:custom-shape draw:style-name="gr42" draw:text-style-name="P1" draw:layer="layout" svg:width="0.381cm" svg:height="8.509cm" svg:x="4.175cm" svg:y="47.863cm">
          <text:p/>
          <draw:enhanced-geometry svg:viewBox="0 0 21600 21600" draw:type="rectangle" draw:enhanced-path="M 0 0 L 21600 0 21600 21600 0 21600 0 0 Z N"/>
        </draw:custom-shape>
        <draw:line draw:style-name="gr43" draw:text-style-name="P2" draw:layer="layout" svg:x1="4.302cm" svg:y1="52.054cm" svg:x2="14.716cm" svg:y2="52.01cm">
          <text:p/>
        </draw:line>
        <draw:frame draw:style-name="gr44" draw:text-style-name="P3" draw:layer="controls" svg:width="4.1cm" svg:height="2.384cm" svg:x="2.016cm" svg:y="44.815cm">
          <draw:text-box>
            <text:p>Solar Panels</text:p>
            <text:p>48VDC</text:p>
            <text:p>Array</text:p>
          </draw:text-box>
        </draw:frame>
        <draw:custom-shape draw:style-name="gr45" draw:text-style-name="P1" draw:layer="layout" svg:width="1.634cm" svg:height="6.477cm" svg:x="26.908cm" svg:y="46.085cm">
          <text:p/>
          <draw:enhanced-geometry svg:viewBox="0 0 21600 21600" draw:type="rectangle" draw:enhanced-path="M 0 0 L 21600 0 21600 21600 0 21600 0 0 Z N"/>
        </draw:custom-shape>
        <draw:line draw:style-name="gr46" draw:text-style-name="P2" draw:layer="layout" svg:x1="23.733cm" svg:y1="47.228cm" svg:x2="26.781cm" svg:y2="47.228cm">
          <text:p/>
        </draw:line>
        <draw:line draw:style-name="gr47" draw:text-style-name="P2" draw:layer="layout" svg:x1="23.733cm" svg:y1="51.165cm" svg:x2="27.035cm" svg:y2="51.165cm">
          <text:p/>
        </draw:line>
        <draw:frame draw:style-name="gr41" draw:text-style-name="P3" draw:layer="layout" svg:width="6.077cm" svg:height="0.962cm" svg:x="24.895cm" svg:y="44.615cm">
          <draw:text-box>
            <text:p>AC power combiner</text:p>
          </draw:text-box>
        </draw:frame>
        <draw:custom-shape draw:style-name="gr48" draw:text-style-name="P1" xml:id="id12" draw:id="id12" draw:layer="layout" svg:width="3.429cm" svg:height="5.588cm" svg:x="30.972cm" svg:y="46.339cm">
          <text:p/>
          <draw:enhanced-geometry svg:viewBox="0 0 21600 21600" draw:type="rectangle" draw:enhanced-path="M 0 0 L 21600 0 21600 21600 0 21600 0 0 Z N"/>
        </draw:custom-shape>
        <draw:line draw:style-name="gr49" draw:text-style-name="P2" draw:layer="layout" svg:x1="28.559cm" svg:y1="48.879cm" svg:x2="31.099cm" svg:y2="48.879cm">
          <text:p/>
        </draw:line>
        <draw:frame draw:style-name="gr50" draw:text-style-name="P3" draw:layer="layout" svg:width="4.223cm" svg:height="5.28cm" svg:x="32.845cm" svg:y="53.07cm">
          <draw:text-box>
            <text:p>AC power directional meter</text:p>
          </draw:text-box>
        </draw:frame>
        <draw:custom-shape draw:style-name="gr51" draw:text-style-name="P1" xml:id="id17" draw:id="id17" draw:layer="layout" svg:width="3.683cm" svg:height="5.08cm" svg:x="36.306cm" svg:y="46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34.274cm" svg:y1="49.006cm" svg:x2="36.306cm" svg:y2="49.006cm">
          <text:p/>
        </draw:line>
        <draw:frame draw:style-name="gr53" draw:text-style-name="P3" draw:layer="layout" svg:width="3.937cm" svg:height="4.517cm" svg:x="33.766cm" svg:y="41.513cm">
          <draw:text-box>
            <text:p>House </text:p>
            <text:p>Power Grid</text:p>
            <text:p/>
            <text:p>220VAC split-phase utility</text:p>
          </draw:text-box>
        </draw:frame>
        <draw:connector draw:style-name="gr54" draw:text-style-name="P2" draw:layer="layout" svg:x1="21.236cm" svg:y1="15.527cm" svg:x2="19.542cm" svg:y2="5.572cm" draw:end-shape="id7" draw:end-glue-point="2" svg:d="M21236 15527v-4727h-1694v-5228" svg:viewBox="0 0 1695 9956">
          <text:p/>
        </draw:connector>
        <draw:line draw:style-name="gr55" draw:text-style-name="P2" draw:layer="layout" svg:x1="18.526cm" svg:y1="15.478cm" svg:x2="21.32cm" svg:y2="15.478cm">
          <text:p/>
        </draw:line>
        <draw:connector draw:style-name="gr56" draw:text-style-name="P2" draw:layer="layout" draw:line-skew="6.247cm" svg:x1="32.686cm" svg:y1="46.339cm" svg:x2="35.544cm" svg:y2="22.082cm" draw:start-shape="id12" draw:start-glue-point="0" draw:end-shape="id13" draw:end-glue-point="1" svg:d="M32686 46339v-5842h3358v-18415h-500" svg:viewBox="0 0 3359 24258">
          <text:p/>
        </draw:connector>
        <draw:line draw:style-name="gr57" draw:text-style-name="P2" xml:id="id13" draw:id="id13" draw:layer="layout" svg:x1="16.747cm" svg:y1="22.155cm" svg:x2="35.544cm" svg:y2="22.009cm">
          <text:p/>
        </draw:line>
        <draw:line draw:style-name="gr58" draw:text-style-name="P2" draw:layer="layout" svg:x1="32.623cm" svg:y1="44.053cm" svg:x2="23.733cm" svg:y2="44.053cm">
          <text:p/>
        </draw:line>
        <draw:frame draw:style-name="gr59" draw:text-style-name="P3" draw:layer="layout" svg:width="8.651cm" svg:height="0.962cm" svg:x="23.987cm" svg:y="42.783cm">
          <draw:text-box>
            <text:p>GTI power MCU <text:s/>limit control</text:p>
          </draw:text-box>
        </draw:frame>
        <draw:connector draw:style-name="gr60" draw:text-style-name="P2" draw:layer="layout" draw:line-skew="-2.148cm" svg:x1="31.988cm" svg:y1="55.483cm" svg:x2="23.733cm" svg:y2="52.562cm" draw:start-shape="id14" draw:start-glue-point="2" draw:end-shape="id15" svg:d="M31988 55483h-6350v-2921h-1905" svg:viewBox="0 0 8256 2922">
          <text:p/>
        </draw:connector>
        <draw:line draw:style-name="gr61" draw:text-style-name="P2" xml:id="id14" draw:id="id14" draw:layer="layout" svg:x1="31.988cm" svg:y1="51.927cm" svg:x2="31.988cm" svg:y2="55.483cm">
          <text:p/>
        </draw:line>
        <draw:frame draw:style-name="gr62" draw:text-style-name="P3" draw:layer="layout" svg:width="8.723cm" svg:height="0.962cm" svg:x="25.13cm" svg:y="55.991cm">
          <draw:text-box>
            <text:p>GTI Power meter limit control</text:p>
          </draw:text-box>
        </draw:frame>
        <draw:custom-shape draw:style-name="gr63" draw:text-style-name="P1" draw:layer="layout" svg:width="8.128cm" svg:height="16.002cm" svg:x="31.353cm" svg:y="4.048cm">
          <text:p/>
          <draw:enhanced-geometry svg:viewBox="0 0 21600 21600" draw:type="rectangle" draw:enhanced-path="M 0 0 L 21600 0 21600 21600 0 21600 0 0 Z N"/>
        </draw:custom-shape>
        <draw:frame draw:style-name="gr64" draw:text-style-name="P3" draw:layer="layout" svg:width="5.715cm" svg:height="4.953cm" svg:x="32.496cm" svg:y="5.572cm">
          <draw:text-box>
            <text:p>Linux servers for MQTT</text:p>
            <text:p>Broker, <text:s/>system display and control</text:p>
          </draw:text-box>
        </draw:frame>
        <draw:custom-shape draw:style-name="gr65" draw:text-style-name="P1" xml:id="id16" draw:id="id16" draw:layer="layout" svg:width="4.191cm" svg:height="2.921cm" svg:x="20.558cm" svg:y="17.637cm">
          <text:p/>
          <draw:enhanced-geometry svg:viewBox="0 0 21600 21600" draw:type="rectangle" draw:enhanced-path="M 0 0 L 21600 0 21600 21600 0 21600 0 0 Z N"/>
        </draw:custom-shape>
        <draw:frame draw:style-name="gr66" draw:text-style-name="P3" draw:layer="layout" svg:width="2.725cm" svg:height="1.673cm" svg:x="21.066cm" svg:y="18.272cm">
          <draw:text-box>
            <text:p>Remote</text:p>
            <text:p>Display</text:p>
          </draw:text-box>
        </draw:frame>
        <draw:connector draw:style-name="gr67" draw:text-style-name="P2" draw:layer="layout" svg:x1="22.653cm" svg:y1="17.637cm" svg:x2="18.17cm" svg:y2="16.392cm" draw:start-shape="id16" draw:start-glue-point="0" svg:d="M22653 17637v-873h-4483v-372" svg:viewBox="0 0 4484 1246">
          <text:p/>
        </draw:connector>
        <draw:line draw:style-name="gr68" draw:text-style-name="P2" draw:layer="layout" svg:x1="22.209cm" svg:y1="16.735cm" svg:x2="31.48cm" svg:y2="16.748cm">
          <text:p/>
        </draw:line>
        <draw:frame draw:style-name="gr69" draw:text-style-name="P3" draw:layer="layout" svg:width="2.547cm" svg:height="0.962cm" svg:x="22.463cm" svg:y="15.859cm">
          <draw:text-box>
            <text:p>canbus</text:p>
          </draw:text-box>
        </draw:frame>
        <draw:custom-shape draw:style-name="gr70" draw:text-style-name="P1" draw:layer="layout" svg:width="2.159cm" svg:height="5.588cm" svg:x="27.67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29.829cm" svg:y1="10.766cm" svg:x2="31.328cm" svg:y2="10.766cm">
          <text:p/>
        </draw:line>
        <draw:frame draw:style-name="gr72" draw:text-style-name="P3" draw:layer="layout" svg:width="1.734cm" svg:height="0.962cm" svg:x="28.559cm" svg:y="6.842cm">
          <draw:text-box>
            <text:p>LAN</text:p>
          </draw:text-box>
        </draw:frame>
        <draw:frame draw:style-name="gr73" draw:text-style-name="P3" draw:layer="layout" svg:width="7.055cm" svg:height="3.222cm" svg:x="32.496cm" svg:y="14.208cm">
          <draw:text-box>
            <text:p>Home Assistant</text:p>
            <text:p>Measures and </text:p>
            <text:p>Controls the whole</text:p>
            <text:p>House Energy Flow</text:p>
          </draw:text-box>
        </draw:frame>
        <draw:custom-shape draw:style-name="gr74" draw:text-style-name="P1" draw:layer="layout" svg:width="4.953cm" svg:height="3.81cm" svg:x="27.67cm" svg:y="28.94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0.21cm" svg:y1="34.274cm" svg:x2="30.21cm" svg:y2="32.75cm">
          <text:p/>
        </draw:line>
        <draw:frame draw:style-name="gr75" draw:text-style-name="P3" draw:layer="layout" svg:width="4.414cm" svg:height="3.048cm" svg:x="28.432cm" svg:y="29.702cm">
          <draw:text-box>
            <text:p>AUX</text:p>
            <text:p>Off-Grid</text:p>
            <text:p>AC 120VAC</text:p>
          </draw:text-box>
        </draw:frame>
        <draw:frame draw:style-name="gr76" draw:text-style-name="P3" draw:layer="layout" svg:width="5.781cm" svg:height="0.962cm" svg:x="2.524cm" svg:y="6.588cm">
          <draw:text-box>
            <text:p>Main energy buffer</text:p>
          </draw:text-box>
        </draw:frame>
        <draw:frame draw:style-name="gr76" draw:text-style-name="P3" draw:layer="layout" svg:width="5.548cm" svg:height="1.673cm" svg:x="6.461cm" svg:y="43.799cm">
          <draw:text-box>
            <text:p>Energy Time-Shift</text:p>
            <text:p>Buffer</text:p>
          </draw:text-box>
        </draw:frame>
        <draw:frame draw:style-name="gr76" draw:text-style-name="P3" draw:layer="layout" svg:width="3.487cm" svg:height="1.673cm" svg:x="16.748cm" svg:y="35.036cm">
          <draw:text-box>
            <text:p>FLA Buffer</text:p>
            <text:p>Battery</text:p>
          </draw:text-box>
        </draw:frame>
        <draw:frame draw:style-name="gr77" draw:text-style-name="P3" draw:layer="layout" svg:width="3.429cm" svg:height="2.384cm" svg:x="7.35cm" svg:y="11.795cm">
          <draw:text-box>
            <text:p>LiFePO4</text:p>
            <text:p>Energy </text:p>
            <text:p>Bank</text:p>
          </draw:text-box>
        </draw:frame>
        <draw:custom-shape draw:style-name="gr78" draw:text-style-name="P1" draw:layer="layout" svg:width="2.032cm" svg:height="3.429cm" svg:x="21.193cm" svg:y="2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18.653cm" svg:y1="26.908cm" svg:x2="21.32cm" svg:y2="26.908cm">
          <text:p/>
        </draw:line>
        <draw:frame draw:style-name="gr76" draw:text-style-name="P3" draw:layer="layout" svg:width="1.734cm" svg:height="0.962cm" svg:x="22.082cm" svg:y="23.733cm">
          <draw:text-box>
            <text:p>LAN</text:p>
          </draw:text-box>
        </draw:frame>
        <draw:custom-shape draw:style-name="gr79" draw:text-style-name="P1" xml:id="id18" draw:id="id18" draw:layer="layout" svg:width="1.778cm" svg:height="5.334cm" svg:x="37.83cm" svg:y="37.957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39.45cm" svg:y1="47.21cm" svg:x2="38.719cm" svg:y2="43.291cm" draw:start-shape="id17" draw:start-glue-point="11" draw:end-shape="id18" draw:end-glue-point="2" svg:d="M39450 47210h1040v-2331h-1771v-1588" svg:viewBox="0 0 1772 3920">
          <text:p/>
        </draw:connector>
        <draw:frame draw:style-name="gr80" draw:text-style-name="P3" draw:layer="layout" svg:width="2.794cm" svg:height="3.095cm" svg:x="36.306cm" svg:y="35.036cm">
          <draw:text-box>
            <text:p>Whole</text:p>
            <text:p>House</text:p>
            <text:p>Energy</text:p>
            <text:p>Meter</text:p>
          </draw:text-box>
        </draw:frame>
        <draw:custom-shape draw:style-name="gr81" draw:text-style-name="P1" xml:id="id19" draw:id="id19" draw:layer="layout" svg:width="0.999cm" svg:height="4.953cm" svg:x="37.322cm" svg:y="27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3" draw:layer="layout" svg:width="1.734cm" svg:height="0.962cm" svg:x="36.941cm" svg:y="24.749cm">
          <draw:text-box>
            <text:p>LAN</text:p>
          </draw:text-box>
        </draw:frame>
        <draw:connector draw:style-name="gr6" draw:text-style-name="P2" draw:layer="layout" draw:line-skew="-1.588cm" svg:x1="38.719cm" svg:y1="37.957cm" svg:x2="37.822cm" svg:y2="32.242cm" draw:start-shape="id18" draw:end-shape="id19" draw:end-glue-point="8" svg:d="M38719 37957v-4445h-897v-1270" svg:viewBox="0 0 898 5716">
          <text:p/>
        </draw:connector>
        <draw:frame draw:style-name="gr76" draw:text-style-name="P3" draw:layer="layout" svg:width="4.278cm" svg:height="2.384cm" svg:x="1.635cm" svg:y="39.354cm">
          <draw:text-box>
            <text:p>120VAC</text:p>
            <text:p>From Energy</text:p>
            <text:p>Bank Inverte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0T11:11:05.320286301</meta:creation-date>
    <meta:generator>LibreOffice/24.2.0.2$Linux_X86_64 LibreOffice_project/420$Build-2</meta:generator>
    <dc:date>2024-01-30T16:40:50.524044686</dc:date>
    <meta:editing-duration>PT28M58S</meta:editing-duration>
    <meta:editing-cycles>8</meta:editing-cycles>
    <meta:document-statistic meta:object-count="103"/>
  </office:meta>
</office:document-meta>
</file>